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99" draw:textarea-horizontal-align="center" draw:textarea-vertical-align="middle"/>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fill="solid" draw:fill-color="#23ff23" draw:textarea-horizontal-align="justify" draw:textarea-vertical-align="middle" draw:auto-grow-height="false"/>
    </style:style>
    <style:style style:name="gr4" style:family="graphic" style:parent-style-name="standard">
      <style:graphic-properties draw:fill="solid" draw:fill-color="#23ff23" draw:textarea-horizontal-align="center" draw:textarea-vertical-align="middle"/>
    </style:style>
    <style:style style:name="gr5" style:family="graphic" style:parent-style-name="standard">
      <style:graphic-properties draw:fill="solid" draw:fill-color="#ffff99" draw:textarea-horizontal-align="justify" draw:textarea-vertical-align="middle" draw:auto-grow-height="false"/>
    </style:style>
    <style:style style:name="gr6" style:family="graphic" style:parent-style-name="standard">
      <style:graphic-properties draw:fill="solid" draw:fill-color="#999999" draw:textarea-horizontal-align="center" draw:textarea-vertical-align="middle"/>
    </style:style>
    <style:style style:name="gr7" style:family="graphic" style:parent-style-name="standard">
      <style:graphic-properties draw:fill="solid" draw:fill-color="#999999" draw:textarea-horizontal-align="justify" draw:textarea-vertical-align="middle" draw:auto-grow-height="false"/>
    </style:style>
    <style:style style:name="gr8" style:family="graphic" style:parent-style-name="standard">
      <style:graphic-properties draw:stroke="none" svg:stroke-color="#000000" draw:fill="none" draw:fill-color="#ffffff" fo:min-height="1.02cm"/>
    </style:style>
    <style:style style:name="gr9" style:family="graphic" style:parent-style-name="standard">
      <style:graphic-properties draw:stroke="none" svg:stroke-color="#000000" draw:fill="none" draw:fill-color="#ffffff" fo:min-height="0.635cm"/>
    </style:style>
    <style:style style:name="P1" style:family="paragraph">
      <style:paragraph-properties fo:text-align="center"/>
    </style:style>
    <style:style style:name="P2" style:family="paragraph">
      <style:paragraph-properties fo:text-align="center"/>
      <style:text-properties fo:font-size="36pt" style:font-size-asian="36pt" style:font-size-complex="36pt"/>
    </style:style>
    <style:style style:name="P3" style:family="paragraph">
      <style:text-properties fo:font-size="14pt" style:font-size-asian="14pt" style:font-size-complex="14pt"/>
    </style:style>
    <style:style style:name="T1" style:family="text">
      <style:text-properties fo:font-weight="bold" style:font-weight-asian="bold" style:font-weight-complex="bold"/>
    </style:style>
    <style:style style:name="T2" style:family="text">
      <style:text-properties fo:font-size="36pt" style:font-size-asian="36pt" style:font-size-complex="36pt"/>
    </style:style>
    <style:style style:name="T3"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1.795cm" svg:y1="12.97cm" svg:x2="11.795cm" svg:y2="11.065cm">
          <text:p/>
        </draw:line>
        <draw:custom-shape draw:style-name="gr2" draw:text-style-name="P1" draw:layer="layout" svg:width="6.321cm" svg:height="5.08cm" svg:x="1cm" svg:y="17.415cm">
          <text:p text:style-name="P1"><text:span text:style-name="T1">Ogre</text:span></text:p>
          <text:p text:style-name="P1"/>
          <text:p text:style-name="P1">3d Multithreaded </text:p>
          <text:p text:style-name="P1">Graphics and Scene</text:p>
          <text:p text:style-name="P1">Manage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5.08cm" svg:height="5.08cm" svg:x="7.985cm" svg:y="17.415cm">
          <text:p text:style-name="P1"><text:span text:style-name="T1">SDL</text:span></text:p>
          <text:p text:style-name="P1"/>
          <text:p text:style-name="P1">User Input and</text:p>
          <text:p text:style-name="P1">OS Integr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5.146cm" svg:height="5.08cm" svg:x="13.7cm" svg:y="17.415cm">
          <text:p text:style-name="P1"><text:span text:style-name="T1">Bullet</text:span></text:p>
          <text:p text:style-name="P1"/>
          <text:p text:style-name="P1">Fast Accurate</text:p>
          <text:p text:style-name="P1">3d Physic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17.685cm" svg:height="4.985cm" svg:x="2.905cm" svg:y="11.795cm">
          <text:p text:style-name="P1"><text:span text:style-name="T1">Physgame Engine</text:span></text:p>
          <text:p text:style-name="P1"/>
          <text:p text:style-name="P1">Unifies Underlying Libraries in a Completely Platform</text:p>
          <text:p text:style-name="P1">Agnostic Provides OS integration, Event Management, and</text:p>
          <text:p text:style-name="P1">Other High level game featur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4.81cm" svg:y1="17.415cm" svg:x2="4.81cm" svg:y2="16.78cm">
          <text:p/>
        </draw:line>
        <draw:line draw:style-name="gr4" draw:text-style-name="P1" draw:layer="layout" svg:x1="10.525cm" svg:y1="16.78cm" svg:x2="10.525cm" svg:y2="17.415cm">
          <text:p/>
        </draw:line>
        <draw:line draw:style-name="gr4" draw:text-style-name="P1" draw:layer="layout" svg:x1="16.24cm" svg:y1="17.415cm" svg:x2="16.24cm" svg:y2="16.78cm">
          <text:p/>
        </draw:line>
        <draw:line draw:style-name="gr4" draw:text-style-name="P1" draw:layer="layout" svg:x1="2.27cm" svg:y1="17.415cm" svg:x2="2.27cm" svg:y2="11.065cm">
          <text:p/>
        </draw:line>
        <draw:custom-shape draw:style-name="gr5" draw:text-style-name="P1" draw:layer="layout" svg:width="19.59cm" svg:height="5.08cm" svg:x="1cm" svg:y="6.08cm">
          <text:p text:style-name="P1"><text:span text:style-name="T1">Games</text:span></text:p>
          <text:p text:style-name="P1"/>
          <text:p text:style-name="P1">Games, like Catch! will use the Physgame Engine to guarantee</text:p>
          <text:p text:style-name="P1">Portability and a low level of maintenance. Optionally for more in</text:p>
          <text:p text:style-name="P1">depth control a game developer can tie directly into Ogre at the</text:p>
          <text:p text:style-name="P1"><text:s/>cost of and increase in maintenance and reduction in portabilit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19.415cm" svg:y1="16.78cm" svg:x2="19.415cm" svg:y2="23.765cm">
          <text:p/>
        </draw:line>
        <draw:line draw:style-name="gr1" draw:text-style-name="P1" draw:layer="layout" svg:x1="16.24cm" svg:y1="22.495cm" svg:x2="16.24cm" svg:y2="23.765cm">
          <text:p/>
        </draw:line>
        <draw:line draw:style-name="gr1" draw:text-style-name="P1" draw:layer="layout" svg:x1="10.525cm" svg:y1="22.495cm" svg:x2="10.525cm" svg:y2="23.765cm">
          <text:p/>
        </draw:line>
        <draw:line draw:style-name="gr1" draw:text-style-name="P1" draw:layer="layout" svg:x1="4.175cm" svg:y1="22.495cm" svg:x2="4.175cm" svg:y2="23.765cm">
          <text:p/>
        </draw:line>
        <draw:custom-shape draw:style-name="gr7" draw:text-style-name="P1" draw:layer="layout" svg:width="19.59cm" svg:height="3.81cm" svg:x="1cm" svg:y="23.13cm">
          <text:p text:style-name="P1"><text:span text:style-name="T1">OS and Platform</text:span></text:p>
          <text:p text:style-name="P1"/>
          <text:p text:style-name="P1">This could vary wildly, but will provide the foundation our engine. </text:p>
          <text:p text:style-name="P1">This is what we are working to Hi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2" draw:layer="layout" svg:width="19.59cm" svg:height="1.673cm" svg:x="1cm" svg:y="1cm">
          <draw:text-box>
            <text:p text:style-name="P1"><text:span text:style-name="T2">View From 10,000 Feet</text:span></text:p>
          </draw:text-box>
        </draw:frame>
        <draw:frame draw:style-name="gr9" draw:text-style-name="P3" draw:layer="layout" svg:width="19.59cm" svg:height="1.916cm" svg:x="1cm" svg:y="3.529cm">
          <draw:text-box>
            <text:p text:style-name="P3"><text:span text:style-name="T3">The blue layer could change on future platforms, but this is the Plan for Windows, Mac OSX, Linux and the iPhone. From the Games perspective it won't matter if the blue layer changes, unless they opted to Directly use Ogre3d.</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Sqeaky </meta:initial-creator>
    <meta:creation-date>2010-06-17T11:42:18</meta:creation-date>
    <dc:date>2010-06-17T12:59:49</dc:date>
    <dc:creator>Sqeaky </dc:creator>
    <meta:editing-duration>PT00H40M40S</meta:editing-duration>
    <meta:editing-cycles>2</meta:editing-cycles>
    <meta:generator>OpenOffice.org/3.2$Unix OpenOffice.org_project/320m12$Build-9483</meta:generator>
    <meta:document-statistic meta:object-count="17"/>
  </office:meta>
</office:document-meta>
</file>